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Adobe Song Std L" svg:font-family="'Adobe Song Std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4pt" style:font-size-asian="14pt" style:font-size-complex="14pt"/>
    </style:style>
    <style:style style:name="P3" style:family="paragraph" style:parent-style-name="Standard">
      <style:text-properties style:font-name="Verdana" fo:font-size="14pt" fo:font-weight="bold" style:font-size-asian="14pt" style:font-weight-asian="bold" style:font-size-complex="14pt" style:font-weight-complex="bold"/>
    </style:style>
    <style:style style:name="P4" style:family="paragraph" style:parent-style-name="Standard">
      <style:text-properties style:font-name="Verdana" fo:font-size="14pt" fo:font-weight="bold" fo:background-color="transparent" style:font-size-asian="14pt" style:font-weight-asian="bold" style:font-size-complex="14pt" style:font-weight-complex="bold"/>
    </style:style>
    <style:style style:name="P5" style:family="paragraph" style:parent-style-name="Standard">
      <style:text-properties style:font-name="Verdana" fo:font-size="12pt" style:font-size-asian="12pt" style:font-size-complex="12pt"/>
    </style:style>
    <style:style style:name="P6" style:family="paragraph" style:parent-style-name="Standard">
      <style:text-properties style:font-name="Verdana" fo:font-size="12pt" fo:font-weight="normal" style:font-size-asian="12pt" style:font-weight-asian="normal" style:font-size-complex="12pt" style:font-weight-complex="normal"/>
    </style:style>
    <style:style style:name="P7" style:family="paragraph" style:parent-style-name="Standard">
      <style:text-properties style:font-name="Verdana" fo:font-size="12pt" fo:font-weight="normal" fo:background-color="transparent" style:font-size-asian="12pt" style:font-weight-asian="normal" style:font-size-complex="12pt" style:font-weight-complex="normal"/>
    </style:style>
    <style:style style:name="P8" style:family="paragraph" style:parent-style-name="Standard">
      <style:text-properties style:font-name="Verdana" fo:font-size="12pt" fo:font-weight="normal" fo:background-color="#ff0000" style:font-size-asian="12pt" style:font-weight-asian="normal" style:font-size-complex="12pt" style:font-weight-complex="normal"/>
    </style:style>
    <style:style style:name="P9" style:family="paragraph" style:parent-style-name="Standard">
      <style:text-properties style:font-name="Verdana" fo:font-size="12pt" fo:font-weight="normal" fo:background-color="#ffff00" style:font-size-asian="12pt" style:font-weight-asian="normal" style:font-size-complex="12pt" style:font-weight-complex="normal"/>
    </style:style>
    <style:style style:name="P10" style:family="paragraph" style:parent-style-name="Standard">
      <style:text-properties style:font-name="Verdana" fo:font-size="12pt" fo:font-weight="normal" fo:background-color="#008000" style:font-size-asian="12pt" style:font-weight-asian="normal" style:font-size-complex="12pt" style:font-weight-complex="normal"/>
    </style:style>
    <style:style style:name="P11" style:family="paragraph" style:parent-style-name="Standard">
      <style:text-properties style:font-name="Verdana" fo:font-size="12pt" style:text-underline-style="solid" style:text-underline-type="double" style:text-underline-width="auto" style:text-underline-color="font-color" fo:font-weight="normal" fo:background-color="transparent" style:font-size-asian="12pt" style:font-weight-asian="normal" style:font-size-complex="12pt" style:font-weight-complex="normal"/>
    </style:style>
    <style:style style:name="P12" style:family="paragraph" style:parent-style-name="Standard">
      <style:text-properties style:font-name="Verdana" fo:font-size="12pt" fo:background-color="#ffff00" style:font-size-asian="12pt" style:font-size-complex="12pt"/>
    </style:style>
    <style:style style:name="P13" style:family="paragraph" style:parent-style-name="Standard">
      <style:text-properties style:font-name="Verdana" fo:font-size="12pt" style:font-name-asian="Consolas" style:font-size-asian="12pt" style:font-name-complex="Consolas" style:font-size-complex="12pt"/>
    </style:style>
    <style:style style:name="P14" style:family="paragraph" style:parent-style-name="Standard">
      <style:text-properties style:font-name="Verdana" fo:font-size="12pt" fo:background-color="#008000" style:font-size-asian="12pt" style:font-size-complex="12pt"/>
    </style:style>
    <style:style style:name="P15" style:family="paragraph" style:parent-style-name="Standard">
      <style:text-properties style:font-name="Verdana" fo:font-size="12pt" fo:background-color="#ff0000" style:font-size-asian="12pt" style:font-size-complex="12pt"/>
    </style:style>
    <style:style style:name="P16" style:family="paragraph" style:parent-style-name="Standard">
      <style:text-properties style:use-window-font-color="true" style:font-name="Verdana" fo:font-size="12pt" fo:font-weight="normal" fo:background-color="transparent" style:font-size-asian="12pt" style:font-weight-asian="normal" style:font-size-complex="12pt" style:font-weight-complex="normal"/>
    </style:style>
    <style:style style:name="P17" style:family="paragraph" style:parent-style-name="Standard">
      <style:text-properties style:use-window-font-color="true" style:font-name="Verdana" fo:font-size="12pt" fo:font-weight="normal" fo:background-color="#ff0000" style:font-size-asian="12pt" style:font-weight-asian="normal" style:font-size-complex="12pt" style:font-weight-complex="normal"/>
    </style:style>
    <style:style style:name="P18" style:family="paragraph" style:parent-style-name="Standard">
      <style:text-properties style:use-window-font-color="true" style:font-name="Verdana" fo:font-size="12pt" fo:font-weight="normal" fo:background-color="#ffff00" style:font-size-asian="12pt" style:font-weight-asian="normal" style:font-size-complex="12pt" style:font-weight-complex="normal"/>
    </style:style>
    <style:style style:name="P19" style:family="paragraph" style:parent-style-name="Standard">
      <style:text-properties style:use-window-font-color="true" style:font-name="Verdana" fo:font-size="12pt" fo:font-weight="bold" fo:background-color="transparent" style:font-size-asian="12pt" style:font-weight-asian="bold" style:font-size-complex="12pt" style:font-weight-complex="bold"/>
    </style:style>
    <style:style style:name="P20" style:family="paragraph" style:parent-style-name="Standard">
      <style:text-properties fo:color="#000000" style:font-name="Verdana" fo:font-size="12pt" fo:font-weight="normal" fo:background-color="transparent" style:font-size-asian="12pt" style:font-weight-asian="normal" style:font-size-complex="12pt" style:font-weight-complex="normal"/>
    </style:style>
    <style:style style:name="P21" style:family="paragraph" style:parent-style-name="Standard">
      <style:text-properties fo:color="#000000" style:font-name="Verdana" fo:font-size="12pt" fo:font-weight="normal" fo:background-color="transparent" style:font-name-asian="Consolas" style:font-size-asian="12pt" style:font-weight-asian="normal" style:font-name-complex="Consolas" style:font-size-complex="12pt" style:font-weight-complex="normal"/>
    </style:style>
    <style:style style:name="P22" style:family="paragraph" style:parent-style-name="Standard">
      <style:text-properties fo:color="#000000" style:font-name="Verdana" fo:font-size="12pt" fo:font-weight="normal" fo:background-color="#ff0000" style:font-name-asian="Consolas" style:font-size-asian="12pt" style:font-weight-asian="normal" style:font-name-complex="Consolas" style:font-size-complex="12pt" style:font-weight-complex="normal"/>
    </style:style>
    <style:style style:name="P23" style:family="paragraph" style:parent-style-name="Standard">
      <style:text-properties fo:color="#000000" style:font-name="Verdana" fo:font-size="12pt" fo:font-weight="normal" fo:background-color="#000000" style:font-size-asian="12pt" style:font-weight-asian="normal" style:font-size-complex="12pt" style:font-weight-complex="normal"/>
    </style:style>
    <style:style style:name="P24" style:family="paragraph" style:parent-style-name="Standard">
      <style:text-properties fo:color="#000000" style:font-name="Verdana" fo:font-size="12pt" fo:font-weight="normal" fo:background-color="#ffff00" style:font-name-asian="Consolas" style:font-size-asian="12pt" style:font-weight-asian="normal" style:font-name-complex="Consolas" style:font-size-complex="12pt" style:font-weight-complex="normal"/>
    </style:style>
    <style:style style:name="P25" style:family="paragraph" style:parent-style-name="Standard">
      <style:text-properties fo:color="#000000" style:font-name="Verdana" fo:font-size="12pt" fo:font-weight="normal" fo:background-color="#008000" style:font-name-asian="Consolas" style:font-size-asian="12pt" style:font-weight-asian="normal" style:font-name-complex="Consolas" style:font-size-complex="12pt" style:font-weight-complex="normal"/>
    </style:style>
    <style:style style:name="P26" style:family="paragraph" style:parent-style-name="Standard">
      <style:text-properties fo:color="#000000" style:font-name="Verdana" fo:font-size="12pt" fo:background-color="#ffff00" style:font-name-asian="Consolas" style:font-size-asian="12pt" style:font-name-complex="Consolas" style:font-size-complex="12pt"/>
    </style:style>
    <style:style style:name="P27" style:family="paragraph" style:parent-style-name="Standard">
      <style:text-properties fo:color="#000000" style:font-name="Verdana" fo:font-size="12pt" fo:background-color="#008000" style:font-name-asian="Consolas" style:font-size-asian="12pt" style:font-name-complex="Consolas" style:font-size-complex="12pt"/>
    </style:style>
    <style:style style:name="P28" style:family="paragraph" style:parent-style-name="Standard">
      <style:text-properties fo:color="#000000" style:font-name="Verdana" fo:font-size="14pt" fo:font-weight="bold" fo:background-color="transparent" style:font-name-asian="Consolas" style:font-size-asian="14pt" style:font-weight-asian="bold" style:font-name-complex="Consolas" style:font-size-complex="14pt" style:font-weight-complex="bold"/>
    </style:style>
    <style:style style:name="P29" style:family="paragraph" style:parent-style-name="Standard">
      <style:text-properties fo:color="#000000" style:font-name="Verdana" fo:font-size="14pt" style:text-underline-style="solid" style:text-underline-width="auto" style:text-underline-color="font-color" fo:font-weight="bold" fo:background-color="transparent" style:font-name-asian="Consolas" style:font-size-asian="14pt" style:font-weight-asian="bold" style:font-name-complex="Consolas" style:font-size-complex="14pt" style:font-weight-complex="bold"/>
    </style:style>
    <style:style style:name="P30" style:family="paragraph" style:parent-style-name="Standard">
      <style:text-properties fo:color="#000000" style:font-name="Consolas" fo:font-size="10pt" fo:font-weight="normal" fo:background-color="transparent" style:font-name-asian="Consolas" style:font-size-asian="10pt" style:font-weight-asian="normal" style:font-name-complex="Consolas" style:font-size-complex="10pt" style:font-weight-complex="normal"/>
    </style:style>
    <style:style style:name="P31" style:family="paragraph" style:parent-style-name="Standard">
      <style:text-properties fo:color="#000000" style:font-name="Consolas" fo:font-size="10pt" fo:font-weight="normal" fo:background-color="#000000" style:font-name-asian="Consolas" style:font-size-asian="10pt" style:font-weight-asian="normal" style:font-name-complex="Consolas" style:font-size-complex="10pt" style:font-weight-complex="normal"/>
    </style:style>
    <style:style style:name="P32" style:family="paragraph" style:parent-style-name="Standard">
      <style:text-properties fo:color="#000080" style:font-name="Consolas" fo:font-size="10pt" fo:font-weight="normal" fo:background-color="transparent" style:font-name-asian="Consolas" style:font-size-asian="10pt" style:font-weight-asian="normal" style:font-name-complex="Consolas" style:font-size-complex="10pt" style:font-weight-complex="normal"/>
    </style:style>
    <style:style style:name="P33" style:family="paragraph" style:parent-style-name="Standard">
      <style:text-properties fo:color="#000080" style:font-name="Consolas" fo:font-size="10pt" fo:font-weight="normal" fo:background-color="#ff0000" style:font-name-asian="Consolas" style:font-size-asian="10pt" style:font-weight-asian="normal" style:font-name-complex="Consolas" style:font-size-complex="10pt" style:font-weight-complex="normal"/>
    </style:style>
    <style:style style:name="P34" style:family="paragraph" style:parent-style-name="Standard">
      <style:text-properties style:font-name="Consolas" fo:font-size="10pt" fo:font-weight="normal" fo:background-color="#ff0000" style:font-name-asian="Consolas" style:font-size-asian="10pt" style:font-weight-asian="normal" style:font-name-complex="Consolas" style:font-size-complex="10pt" style:font-weight-complex="normal"/>
    </style:style>
    <style:style style:name="P35" style:family="paragraph" style:parent-style-name="Standard">
      <style:text-properties fo:color="#75715e" style:font-name="Consolas" fo:font-size="10pt" fo:font-weight="normal" fo:background-color="#000080" style:font-name-asian="Consolas" style:font-size-asian="10pt" style:font-weight-asian="normal" style:font-name-complex="Consolas" style:font-size-complex="10pt" style:font-weight-complex="normal"/>
    </style:style>
    <style:style style:name="P36" style:family="paragraph" style:parent-style-name="Standard">
      <style:paragraph-properties fo:padding="0.074cm" fo:border-left="none" fo:border-right="none" fo:border-top="none" fo:border-bottom="0.035cm solid #000000" style:join-border="false"/>
      <style:text-properties style:font-name="Verdana" fo:font-size="14pt" fo:font-weight="bold" style:font-size-asian="14pt" style:font-weight-asian="bold" style:font-size-complex="14pt" style:font-weight-complex="bold"/>
    </style:style>
    <style:style style:name="P37" style:family="paragraph" style:parent-style-name="Standard">
      <style:paragraph-properties fo:padding="0.074cm" fo:border-left="none" fo:border-right="none" fo:border-top="none" fo:border-bottom="0.035cm solid #000000" style:join-border="false"/>
      <style:text-properties style:font-name="Verdana" fo:font-size="14pt" style:font-size-asian="14pt" style:font-size-complex="14pt"/>
    </style:style>
    <style:style style:name="P38" style:family="paragraph" style:parent-style-name="Standard">
      <style:paragraph-properties fo:padding="0.074cm" fo:border-left="none" fo:border-right="none" fo:border-top="none" fo:border-bottom="0.035cm solid #000000" style:join-border="false"/>
      <style:text-properties style:font-name="Verdana" fo:font-size="12pt" fo:font-weight="normal" fo:background-color="transparent" style:font-size-asian="12pt" style:font-weight-asian="normal" style:font-size-complex="12pt" style:font-weight-complex="normal"/>
    </style:style>
    <style:style style:name="P39" style:family="paragraph" style:parent-style-name="Standard">
      <style:paragraph-properties fo:padding="0.074cm" fo:border-left="none" fo:border-right="none" fo:border-top="none" fo:border-bottom="0.035cm solid #000000" style:join-border="false"/>
      <style:text-properties style:font-name="Verdana" fo:font-size="12pt" fo:font-weight="normal" fo:background-color="#ff0000" style:font-size-asian="12pt" style:font-weight-asian="normal" style:font-size-complex="12pt" style:font-weight-complex="normal"/>
    </style:style>
    <style:style style:name="P40" style:family="paragraph" style:parent-style-name="Standard">
      <style:paragraph-properties fo:padding="0.074cm" fo:border-left="none" fo:border-right="none" fo:border-top="none" fo:border-bottom="0.035cm solid #000000" style:join-border="false"/>
      <style:text-properties fo:color="#000000" style:font-name="Verdana" fo:font-size="14pt" fo:font-weight="bold" fo:background-color="transparent" style:font-name-asian="Consolas" style:font-size-asian="14pt" style:font-weight-asian="bold" style:font-name-complex="Consolas" style:font-size-complex="14pt"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transparent"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ffff00" style:font-name-asian="Consolas" style:font-size-asian="10pt" style:font-name-complex="Consolas"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0pt" fo:background-color="transparen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0pt" fo:background-color="#ff0000" style:font-name-asian="Consolas" style:font-size-asian="10pt" style:font-name-complex="Consolas"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font-weight="normal" fo:background-color="transparent" style:font-name-asian="Consolas" style:font-size-asian="12pt" style:font-weight-asian="normal" style:font-name-complex="Consolas" style:font-size-complex="12pt" style:font-weight-complex="normal"/>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background-color="#ff0000" style:font-name-asian="Consolas" style:font-size-asian="12pt" style:font-name-complex="Consolas" style:font-size-complex="12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80" style:font-name="Consolas" fo:font-size="10pt" style:font-name-asian="Consolas" style:font-size-asian="10pt" style:font-name-complex="Consolas"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80" style:font-name="Consolas" fo:font-size="10pt" fo:background-color="#ff0000" style:font-name-asian="Consolas" style:font-size-asian="10pt" style:font-name-complex="Consolas"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80" style:font-name="Consolas" fo:font-size="10pt" fo:background-color="transparent" style:font-name-asian="Consolas" style:font-size-asian="10pt" style:font-name-complex="Consolas"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80" style:font-name="Verdana" fo:font-size="12pt" fo:background-color="transparent" style:font-name-asian="Consolas" style:font-size-asian="12pt" style:font-name-complex="Consolas" style:font-size-complex="12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80" style:font-name="Verdana" fo:font-size="12pt" fo:background-color="#ff0000" style:font-name-asian="Consolas" style:font-size-asian="12pt" style:font-name-complex="Consolas" style:font-size-complex="12pt"/>
    </style:style>
    <style:style style:name="P52" style:family="paragraph" style:parent-style-name="Preformatted_20_Text">
      <style:text-properties style:font-name="Verdana" fo:font-size="12pt" fo:font-weight="normal" fo:background-color="#ffff00" style:font-size-asian="12pt" style:font-weight-asian="normal" style:font-size-complex="12pt" style:font-weight-complex="normal"/>
    </style:style>
    <style:style style:name="P53" style:family="paragraph" style:parent-style-name="Preformatted_20_Text">
      <style:text-properties fo:background-color="#ffff00"/>
    </style:style>
    <style:style style:name="P54" style:family="paragraph" style:parent-style-name="Preformatted_20_Text">
      <style:paragraph-properties fo:margin-top="0cm" fo:margin-bottom="0.499cm"/>
      <style:text-properties fo:background-color="#ffff00"/>
    </style:style>
    <style:style style:name="T1" style:family="text">
      <style:text-properties style:font-name="Adobe Song Std L"/>
    </style:style>
    <style:style style:name="T2" style:family="text">
      <style:text-properties style:font-name="Adobe Song Std L" fo:font-size="12pt"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weight="normal" style:font-weight-asian="normal" style:font-weight-complex="normal"/>
    </style:style>
    <style:style style:name="T6" style:family="text">
      <style:text-properties fo:color="#800000" style:font-name="Consolas" fo:font-size="10pt" style:font-name-asian="Consolas" style:font-size-asian="10pt" style:font-name-complex="Consolas" style:font-size-complex="10pt"/>
    </style:style>
    <style:style style:name="T7" style:family="text">
      <style:text-properties fo:color="#000000" style:font-name="Consolas" fo:font-size="10pt" style:font-name-asian="Consolas" style:font-size-asian="10pt" style:font-name-complex="Consolas" style:font-size-complex="10pt"/>
    </style:style>
    <style:style style:name="T8" style:family="text">
      <style:text-properties fo:color="#000000" style:font-name="Verdana" style:font-name-asian="Consolas" style:font-name-complex="Consolas"/>
    </style:style>
    <style:style style:name="T9" style:family="text">
      <style:text-properties fo:color="#000000" fo:font-weight="normal" fo:background-color="transparent" style:font-weight-asian="normal" style:font-weight-complex="normal"/>
    </style:style>
    <style:style style:name="T10" style:family="text">
      <style:text-properties fo:color="#000000" fo:font-weight="normal" fo:background-color="#000000" style:font-weight-asian="normal" style:font-weight-complex="normal"/>
    </style:style>
    <style:style style:name="T11" style:family="text">
      <style:text-properties style:font-name="Verdana" fo:font-size="12pt" style:font-size-asian="12pt" style:font-size-complex="12pt"/>
    </style:style>
    <style:style style:name="T12" style:family="text">
      <style:text-properties style:font-name="Verdana" fo:font-size="12pt" fo:font-weight="normal" fo:background-color="transparent" style:font-size-asian="12pt" style:font-weight-asian="normal" style:font-size-complex="12pt" style:font-weight-complex="normal"/>
    </style:style>
    <style:style style:name="T13" style:family="text">
      <style:text-properties fo:background-color="#ffff00"/>
    </style:style>
    <style:style style:name="T14" style:family="text">
      <style:text-properties fo:color="#f8f8f2" style:font-name="Consolas" fo:font-size="10pt" fo:background-color="#000000" style:font-size-asian="10pt" style:font-size-complex="10pt"/>
    </style:style>
    <style:style style:name="T15" style:family="text">
      <style:text-properties fo:color="#f8f8f2" style:font-name="Consolas" fo:font-size="10pt" style:font-name-asian="Consolas" style:font-size-asian="10pt" style:font-name-complex="Consolas" style:font-size-complex="10pt"/>
    </style:style>
    <style:style style:name="T16" style:family="text">
      <style:text-properties fo:color="#f8f8f2" fo:background-color="#000080"/>
    </style:style>
    <style:style style:name="T17" style:family="text">
      <style:text-properties fo:color="#ffff66" style:font-name="Consolas" fo:font-size="10pt" fo:background-color="#000000" style:font-size-asian="10pt" style:font-size-complex="10pt"/>
    </style:style>
    <style:style style:name="T18" style:family="text">
      <style:text-properties fo:color="#ffff66" style:font-name="Consolas" fo:font-size="10pt" style:font-name-asian="Consolas" style:font-size-asian="10pt" style:font-name-complex="Consolas" style:font-size-complex="10pt"/>
    </style:style>
    <style:style style:name="T19" style:family="text">
      <style:text-properties fo:color="#000080" fo:background-color="transparent"/>
    </style:style>
    <style:style style:name="T20" style:family="text">
      <style:text-properties fo:color="#000080" style:font-name="Consolas" fo:font-size="10pt" style:font-name-asian="Consolas" style:font-size-asian="10pt" style:font-name-complex="Consolas" style:font-size-complex="10pt"/>
    </style:style>
    <style:style style:name="T21" style:family="text">
      <style:text-properties style:use-window-font-color="true" fo:font-weight="normal" fo:background-color="transparent" style:font-weight-asian="normal" style:font-weight-complex="normal"/>
    </style:style>
    <style:style style:name="T22" style:family="text">
      <style:text-properties style:use-window-font-color="true" style:font-name="Consolas" fo:font-size="10pt" fo:font-style="italic" style:text-underline-style="solid" style:text-underline-width="auto" style:text-underline-color="font-color" fo:background-color="transparent" style:font-name-asian="Consolas" style:font-size-asian="10pt" style:font-style-asian="italic" style:font-name-complex="Consolas" style:font-size-complex="10pt" style:font-style-complex="italic"/>
    </style:style>
    <style:style style:name="T23" style:family="text">
      <style:text-properties style:use-window-font-color="true" style:font-name="Consolas" fo:font-size="10pt" style:text-underline-style="solid" style:text-underline-width="auto" style:text-underline-color="font-color" fo:background-color="transparent" style:font-name-asian="Consolas" style:font-size-asian="10pt" style:font-name-complex="Consolas" style:font-size-complex="10pt"/>
    </style:style>
    <style:style style:name="T24" style:family="text">
      <style:text-properties style:use-window-font-color="true" style:font-name="Consolas" fo:font-size="10pt" fo:background-color="transparent" style:font-name-asian="Consolas" style:font-size-asian="10pt" style:font-name-complex="Consolas" style:font-size-complex="10pt"/>
    </style:style>
    <style:style style:name="T25" style:family="text">
      <style:text-properties fo:font-style="italic" style:font-style-asian="italic" style:font-style-complex="italic"/>
    </style:style>
    <style:style style:name="T26" style:family="text">
      <style:text-properties fo:color="#56cf72" style:font-name="Consolas" fo:font-size="10pt" fo:font-style="italic" style:font-name-asian="Consolas" style:font-size-asian="10pt" style:font-style-asian="italic" style:font-name-complex="Consolas"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wort:</text:p>
      <text:p text:style-name="P6">Großteil aller Essentiellen User Features (anmelden, einloggen, friendly forwarding, admin, sicherheit) sind vom michael hartl tutorial übernommen</text:p>
      <text:p text:style-name="P3"/>
      <text:p text:style-name="P3">Planung des Inhaltlichen Konzepts und der Datenbank</text:p>
      <text:p text:style-name="P6">Welche Spiele sollen aufgenommen werden und welche Attribute haben sie? Wie werden Multiplattformen angezeigt?</text:p>
      <text:p text:style-name="P6"/>
      <text:p text:style-name="P6">Hinblick auf Erweiterungsmöglichkeiten</text:p>
      <text:p text:style-name="P3"/>
      <text:p text:style-name="P3">Erstellung der Startseite mit groben Layout</text:p>
      <text:p text:style-name="P2"/>
      <text:p text:style-name="P5">Erstellung Hauptseite mit <text:span text:style-name="T1">rails generate controller pages home</text:span>, wobei "home" ein View des Controllers "pages" ist.</text:p>
      <text:p text:style-name="P5"/>
      <text:p text:style-name="P5">Installation aller benötigter gems: bcrypt, will-paginate, bootstrap-sass (jquery?)...</text:p>
      <text:p text:style-name="P5"/>
      <text:p text:style-name="Standard"><text:span text:style-name="T11">in application.js "</text:span>//= require bootstrap" für boostrap/jquery</text:p>
      <text:p text:style-name="P5"/>
      <text:p text:style-name="P5">Löschen der vorgefertigten index.html Seite im public ordner.</text:p>
      <text:p text:style-name="P5"/>
      <text:p text:style-name="P5">Einbindung von bootstrap (eintragung ins gemfile -&gt; gem install)</text:p>
      <text:p text:style-name="P5"/>
      <text:p text:style-name="P5">Grobe Anordnung der Nutzflächen über stylesheets in der application.html.erb</text:p>
      <text:p text:style-name="P5"/>
      <text:p text:style-name="P5">Title einblendung für Tabs:</text:p>
      <text:p text:style-name="P5">application.html.erb: <text:s text:c="4"/>&lt;title&gt;&lt;%= full_title(yield(:title)) %&gt;&lt;/title&gt;</text:p>
      <text:p text:style-name="Standard"><text:span text:style-name="T11">sonstige Views: </text:span>&lt;% provide(:title, 'Help') %&gt;</text:p>
      <text:p text:style-name="P5">full_title-methode im application helper</text:p>
      <text:p text:style-name="P5"/>
      <text:p text:style-name="P15">back button im game show funktioniert nicht</text:p>
      <text:p text:style-name="P14">lag an dem flash befehl in der search funktion im game.model, für das es keine html ausgabe gab</text:p>
      <text:p text:style-name="P37"/>
      <text:p text:style-name="P2"/>
      <text:p text:style-name="P3">Erstellung eines Authentifizierungssystems</text:p>
      <text:p text:style-name="P3"/>
      <text:p text:style-name="P6">Eintragung des Gems "bycrypt" für das den "secure_password"-Helper</text:p>
      <text:p text:style-name="P6"/>
      <text:p text:style-name="P3"><text:span text:style-name="T3">Generierung des Usermodels mit "</text:span><text:span text:style-name="T2">rails generate model user email:string password_digest:string username:string</text:span><text:span text:style-name="T3">" (oder auch scaffold)</text:span></text:p>
      <text:p text:style-name="P6"/>
      <text:p text:style-name="P9">Sicherstellung der Uniqueness auch auf Datenbankseite...siehe </text:p>
      <text:p text:style-name="P6"><text:a xlink:type="simple" xlink:href="http://ruby.railstutorial.org/chapters/modeling-users#top"><text:span text:style-name="T13">http://ruby.railstutorial.org/chapters/modeling-users#top</text:span></text:a></text:p>
      <text:p text:style-name="P52">class AddIndexToUsersEmail &lt; ActiveRecord::Migration</text:p>
      <text:p text:style-name="P53"><text:s text:c="2"/>def change</text:p>
      <text:p text:style-name="P53"><text:soft-page-break/><text:s text:c="4"/>add_index :users, :email, unique: true</text:p>
      <text:p text:style-name="P53"><text:s text:c="2"/>end</text:p>
      <text:p text:style-name="P54">end</text:p>
      <text:p text:style-name="P54">Email Validierung: Erklärung!!!</text:p>
      <text:p text:style-name="P6"/>
      <text:p text:style-name="P6"/>
      <text:p text:style-name="P6">Definition des User Models mit Validierungen</text:p>
      <text:p text:style-name="P6"/>
      <text:p text:style-name="P6">Definition des User Controllers mit den Methoden "new" und "create"</text:p>
      <text:p text:style-name="P6"/>
      <text:p text:style-name="P6">Erstellung der View für einen "neuen User" mit eingabefeldern, flash notice und Back-Buttons</text:p>
      <text:p text:style-name="P6"/>
      <text:p text:style-name="P6">Definition eines Helpers für die back funktion -&gt; routing eintrag</text:p>
      <text:p text:style-name="P6"/>
      <text:p text:style-name="P6">Erstellung eines Session-Controllers für das Login...da Sessions nicht in die datenbank gespeichert werden, wird auch kein Model benötigt</text:p>
      <text:p text:style-name="P6">Um einen User permanent eingeloggt zu lassen (trotz browser Close Ups) muss ein "permanent token" in das user model definiert werden, siehe </text:p>
      <text:p text:style-name="P6"><text:a xlink:type="simple" xlink:href="http://ruby.railstutorial.org/chapters/sign-in-sign-out#top">http://ruby.railstutorial.org/chapters/sign-in-sign-out#top</text:a></text:p>
      <text:p text:style-name="P6"/>
      <text:p text:style-name="P6">Verwendung von Helpern für Current User (8.18) und remember token</text:p>
      <text:p text:style-name="P6"/>
      <text:p text:style-name="P6">Platzierung der Register und Login Links in der application.html.erb mit entsprechenden routing einträgen für User und Sessions</text:p>
      <text:p text:style-name="P6"/>
      <text:p text:style-name="P6">Display des current Users</text:p>
      <text:p text:style-name="P6"/>
      <text:p text:style-name="P6">Flash Messages!</text:p>
      <text:p text:style-name="P7"/>
      <text:p text:style-name="P7">Nach einem Login soll der User zur selben Seite zurück gebracht werden.</text:p>
      <text:p text:style-name="P7">Registrierung führt zu einem Logout, falls eingeloggt</text:p>
      <text:p text:style-name="P7">siehe friendly forwarding</text:p>
      <text:p text:style-name="P7">http://ruby.railstutorial.org/chapters/updating-showing-and-deleting-users#sec-unsuccessful_edits</text:p>
      <text:p text:style-name="P17"/>
      <text:p text:style-name="P16">Durch manuelles aufrufen des logins soll der user nicht zum profil, sondern zur vorherigen seite gebracht werden</text:p>
      <text:p text:style-name="P18">Funktioniert, sobald die "store_location"-funktion in die jeweilige aufrufmethode eines controllers implementiert wird (z.B game#show)</text:p>
      <text:p text:style-name="P17"/>
      <text:p text:style-name="P23">Für einen Ajax Login muss im Formular "remote: true" eingetragen werden und eine Classe zur Identifikation für das Update mit jQuery</text:p>
      <text:p text:style-name="P31">&lt;%= form_tag sessions_path, :remote =&gt; true, :class =&gt; 'test_login' do %&gt;</text:p>
      <text:p text:style-name="P23">Da "sessions_path" via Router die Helper Methode für die Action "create" ist, muss im Sessions Controller in der create Methode "format.js" hinzugefügt werden, um updates mit javascript zu ermöglichen. Nun Muss im Session Ordner eine js.erb erstellt werden, die den Namen der action trägt (also create), damit diese aufgerufen werden kann.</text:p>
      <text:p text:style-name="P23"><text:soft-page-break/></text:p>
      <text:p text:style-name="P23">Damit die Aktualisierung mit jQuery (Selektor.replaceWith (render partial)) Sinn macht, muss im create Controller die redirect Anweisung weg.</text:p>
      <text:p text:style-name="P20"/>
      <text:p text:style-name="P20">Userupdate im controller mit der definition "edit", da diese bereits auch in den resources mit integriert ist...für einen anderen namen wie "update" hätte ein extra rooting vorgenommen werden müssen, doch da essich um eine gebräuliche Funktion handelt, wird esdabei belassen</text:p>
      <text:p text:style-name="P20"/>
      <text:p text:style-name="P20">edit und update haben dieselbe beziehung wie new und create...das eine liefert das view, bzw die anfrage, das andere führt die anfrage aus</text:p>
      <text:p text:style-name="P20"/>
      <text:p text:style-name="P20">Sicherheit: User dürfen nur eigenes Profil bearbeiten dürfen</text:p>
      <text:p text:style-name="P20">benötige "require_login"-filter und "correct_user"</text:p>
      <text:p text:style-name="P20"/>
      <text:p text:style-name="P20">Auflisting der user mit pagination will-paginate</text:p>
      <text:p text:style-name="P20"/>
      <text:p text:style-name="P20">Optional: faker gem für sample users</text:p>
      <text:p text:style-name="P20"/>
      <text:p text:style-name="P20">Refactoring:</text:p>
      <text:p text:style-name="P30"><text:s text:c="2"/>&lt;% @users.each do |user| %&gt;</text:p>
      <text:p text:style-name="P41"><text:tab/>&lt;%= render user%&gt;</text:p>
      <text:p text:style-name="P41"><text:s text:c="2"/>&lt;% end %&gt;</text:p>
      <text:p text:style-name="P41"/>
      <text:p text:style-name="P41">oder einfach &lt;%= render @users %&gt;</text:p>
      <text:p text:style-name="P41"/>
      <text:p text:style-name="P42">evtl statt gravatar ein eigenes tabellenfeld für images, die der user selbst uploaden muss</text:p>
      <text:p text:style-name="P41"/>
      <text:p text:style-name="P43">Admin Rechte:</text:p>
      <text:p text:style-name="P43">Admin (boolean) column für die user tabelle mit dem Zusatz "default :false", was zwar nicht nötig ist, da von haus aus ein boolean auf nil gesetzt wird (was gleich false bedeutet), es so jedoch nochmal explizit gegeben ist</text:p>
      <text:p text:style-name="P43">erstellung über fake user</text:p>
      <text:p text:style-name="P43"/>
      <text:p text:style-name="P43">das admin attribut sollte aus sicherheitsgründen NICHT im user model zugreifbar sein</text:p>
      <text:p text:style-name="P43"/>
      <text:p text:style-name="P43">Webbrowser unterstützen nativ keinen "delete" request, daher handelt rails einen solchen über java script...ist java script deaktiviert, lässt sich ein delete nicht vollziehen, es seidenn, siehe tutorial kapitel 9</text:p>
      <text:p text:style-name="P43"/>
      <text:p text:style-name="P44">im User#index ist der container nicht hochgenug (usercenter ohne user)</text:p>
      <text:p text:style-name="P44">die sidebar orientiert sich an der höhe des main controllers, der ohne daten, sehr niedrig ist</text:p>
      <text:p text:style-name="P36"/>
      <text:p text:style-name="P3">Erstellung des GameControllers und Models</text:p>
      <text:p text:style-name="P3"/>
      <text:p text:style-name="P6">Erstellung des Controllers samt model und aller Views mit "scaffold"</text:p>
      <text:p text:style-name="P6"/>
      <text:p text:style-name="P6">Controller mit methoden für new, create...</text:p>
      <text:p text:style-name="P6">Model mit entsprechenden Validierungen und accessibles</text:p>
      <text:p text:style-name="P6">Views mit allen ansichten für die controller methoden</text:p>
      <text:p text:style-name="P6">routing eintrag mit resources</text:p>
      <text:p text:style-name="P6"/>
      <text:p text:style-name="P6"><text:soft-page-break/>Refaktorisierung mittels Helper Methoden für Weiterleitungs-buttons</text:p>
      <text:p text:style-name="P6">Anpassung der jahreszahl auswahl in der form</text:p>
      <text:p text:style-name="P6"/>
      <text:p text:style-name="P6">Entwicklung einer Suchfunktion und Kondition für die indexseite, die NUR suchergebnisse anzeigen soll, ansonsten (z.b Startseite?)</text:p>
      <text:p text:style-name="P6">search methode in der Game.rb, entsprechende anweisung im Controller für den index und die views dazu mit einer search form</text:p>
      <text:p text:style-name="P8">es erscheint noch kein hinweis, wenn via search nichts gefunden wurde</text:p>
      <text:p text:style-name="P8"/>
      <text:p text:style-name="P8">Pagination bei search funktioniert noch nicht. Entweder es werden alle spiele aufgelistet (egal was eingetippt wird) mit pagination, oder pagination verursacht einen error. Im game controller müssen beide bedingungen zu einer zusammengefasst werden!</text:p>
      <text:p text:style-name="P8"/>
      <text:p text:style-name="P8">Nutzt man über eine game#show den back button gelangt man zum index ohne search abfrage und damit zu einem fehler, weil er hier keine suchkonditionen erhält. Nur game.all würde an der stelle funktionieren</text:p>
      <text:p text:style-name="P8"/>
      <text:p text:style-name="P7">Implementierung eines before Filters, um unangemeldete User nach dem Click auf "Spiel eintragen" zunächst zum Login bzw Registrierung aufzufordern.</text:p>
      <text:p text:style-name="P7">Die "require_login" Methode war zunächst privat im user controller definiert, doch da sie nun auch im gamecontroller angewandt weden soll, wird sie in den application controller verfrachtet</text:p>
      <text:p text:style-name="P7"/>
      <text:p text:style-name="P7">Hierbei Einbau eines before_filters mit einer only-Kondition, damit z.B suchen ohne Anmeldung erfolgen kann</text:p>
      <text:p text:style-name="P7"/>
      <text:p text:style-name="P7">Datenbankmodell mit allen relevanten Tabellenfeldern...meistens string, datum hat date und index ist ein boolean und cover hat einen binary</text:p>
      <text:p text:style-name="P7"/>
      <text:p text:style-name="P7">Das "Indiziert?" Feld sollte direkt neben der USK angabe stehen und nur angezeigt werden, wenn dieses den Wert 18 hat</text:p>
      <text:p text:style-name="P7"/>
      <text:p text:style-name="P9">Ein Spiel kann es auf verschiededenen Plattformen geben. Im Moment würden mehrere Plattformen in eine Tabellenzeile reingeschrieben und somit als Ein Attribut gehandhabt. Es müsste eine weitere Tabelle her, die die verschiedenen Plattformen mit einer eigenen Idvergibt.</text:p>
      <text:p text:style-name="P9"><text:a xlink:type="simple" xlink:href="http://buckybits.blogspot.de/2011/08/associating-hasmany-relationships-in.html">http://buckybits.blogspot.de/2011/08/associating-hasmany-relationships-in.html</text:a></text:p>
      <text:p text:style-name="P9">Selbes gilt für "Genre" oder Medium usw</text:p>
      <text:p text:style-name="P7"/>
      <text:p text:style-name="P9">Für Bildupload</text:p>
      <text:p text:style-name="P8"><text:a xlink:type="simple" xlink:href="http://railscasts.com/episodes/134-paperclip"><text:span text:style-name="T13">http://railscasts.com/episodes/134-paperclip</text:span></text:a></text:p>
      <text:p text:style-name="Standard"><text:span text:style-name="T12">Gemfile für paperclip </text:span>gem "paperclip", "~&gt; 3.0"</text:p>
      <text:p text:style-name="P1">migration befehl "rails g paperclip Model Column" für migrationsdatei, die 4 neue felder erzeugt im Game model</text:p>
      <text:p text:style-name="P1">"has_attached_file :cover" in game.rb</text:p>
      <text:p text:style-name="P7">in der View benötigt der Form tag noch ":html =&gt; { :multipart =&gt; true}</text:p>
      <text:p text:style-name="P7">für Resizing ist ImageMagick nötig. Funktioniert bisher nicht.</text:p>
      <text:p text:style-name="P5"><text:soft-page-break/><text:span text:style-name="T4">Damit paperclip mit imagemagick kommunizieren kann muss in der development.rb </text:span><text:span text:style-name="T21">"</text:span><text:span text:style-name="T24"> <text:s/></text:span><text:span text:style-name="T22">Paperclip</text:span><text:span text:style-name="T23">.options</text:span><text:span text:style-name="T24">[:command_path] = "c:\Program Files (x86)\ImageMagick-6.8.4-Q16"</text:span></text:p>
      <text:p text:style-name="P7">" hinzugefügt werden. Den Pfad erhält man über den konsolenbefehl "which convert" welcher jedoch eine unixtypische pfadangabe ausgibt, die an die windowskonvention zunächst angepasst werden muss</text:p>
      <text:p text:style-name="P7">Mit</text:p>
      <text:p text:style-name="P35"/>
      <text:p text:style-name="P34"><text:span text:style-name="T16"><text:s text:c="2"/></text:span><text:span text:style-name="T19">has_attached_file :cover, :styles =&gt; { :small =&gt; "500x500&gt;" }</text:span></text:p>
      <text:p text:style-name="P21">lässt sich das hochgeladene Bild automatisch auf die angegebene Größe skalieren (unter einhaltung der proportionen). Es können bilder jedoch nur verkleinert, nicht jedoch vergrößert werden. Ein 220px breites bild, behält diese Größe trotz der 500px anweisung</text:p>
      <text:p text:style-name="P7"/>
      <text:p text:style-name="P7"/>
      <text:p text:style-name="P7">Der Doppelpunkt vor den Untertiteln muss noch in Abhängigkeit ihrer Existenz definiert werden</text:p>
      <text:p text:style-name="P7"/>
      <text:p text:style-name="P8"/>
      <text:p text:style-name="P38"/>
      <text:p text:style-name="P7"/>
      <text:p text:style-name="P4">Bewertungssystem</text:p>
      <text:p text:style-name="P4"/>
      <text:p text:style-name="P7">Generierung eines Rating Models und RatingsControllers mit den erforderlichen "1:n" anweisungen. RatingsController mit "create" und "update"</text:p>
      <text:p text:style-name="P7"/>
      <text:p text:style-name="P7">Rating Helper Methoden, die testen, ob ein Rating vorhanden ist, oder nicht.</text:p>
      <text:p text:style-name="P7"/>
      <text:p text:style-name="P8">In der Show muss ein hinweis auf ratingmöglichkeit gegeben sein für nicht eingeloggte user. Dieser sollten nach dem login wieder auf der entsprechenden seite zurück landen</text:p>
      <text:p text:style-name="P7"/>
      <text:p text:style-name="P7">Formular mit Radiobuttons.</text:p>
      <text:p text:style-name="P7"/>
      <text:p text:style-name="P7">Ausgabe des Durchschnittswertes über Datenbank Berechnung, nicht über ruby.</text:p>
      <text:p text:style-name="P7"/>
      <text:p text:style-name="P7">Bewertungsanpassung muss über update stattfinden und darf keinen neuen eintrag in der datenbanktabelle hervorrufen, sondern soll die alte Zeile überschreiben</text:p>
      <text:p text:style-name="P7"/>
      <text:p text:style-name="P9">mittels "dependent: :destroy" definieren, dass beim löschen eines users automatisch auch dessen bewertungen gelöscht werden</text:p>
      <text:p text:style-name="P7"/>
      <text:p text:style-name="P8"/>
      <text:p text:style-name="P10">Anazahl und Durchschnitt der Wertungen lässt sich sowohl über den aufruf der Methoden, die im game model definiert sind bewerkstelligen, als auch über direkte methodenaufrufe wie ".count" und "average[:value]"</text:p>
      <text:p text:style-name="P8"/>
      <text:p text:style-name="P8"><text:soft-page-break/>Das auffrischen funktioniert nur beim update. Will ein user zum ersten mal eine bewertung abgeben, lädt <text:s/>"eigene wertung" nicht nach und der submit-button dient zur inkrementierung der user_anzahl</text:p>
      <text:p text:style-name="P10">Die Lösung ist es, die rating methoden "create und update" in eine methode zusammen zufassen. Entsprechend muss das routing angepasst werden und die js.erb</text:p>
      <text:p text:style-name="P8"/>
      <text:p text:style-name="P8">Es werden eigentlich nur die Zeilen</text:p>
      <text:p text:style-name="P33"><text:s text:c="2"/>post "ratings" =&gt; "ratings#create_and_update"</text:p>
      <text:p text:style-name="P48"><text:s text:c="2"/>put "ratings/:id" =&gt; "ratings#create_and_update"</text:p>
      <text:p text:style-name="P46">benötigt, doch beim serverstart fehlt der rating_form die methode "rating_path". Folgendes routing behebt das problem, führt aber zu einem bewertungsbug</text:p>
      <text:p text:style-name="P8">Routing: <text:span text:style-name="T6"><text:s text:c="2"/>resources :ratings</text:span></text:p>
      <text:p text:style-name="P8">anschließend die Zeile wieder auskommentieren und es läuft alles wie gehabt, doch wie kann das seiN?</text:p>
      <text:p text:style-name="P14"><text:span text:style-name="T5">Lösung war die routing zeile </text:span><text:span text:style-name="T20"><text:s text:c="2"/>resources :ratings, only: [:show, :edit]</text:span></text:p>
      <text:p text:style-name="P27">Doch warum funktioniert das?</text:p>
      <text:p text:style-name="P8"/>
      <text:p text:style-name="P8">"current_user_rating" reloaded unregelmäßig. Bei einer erst bewertung bleibt "unbewertet". Erst bei einem kompletten reload, also beim updaten passt sich die wertung entsprechend an. Das klappt nur beim ersten user...der zweite user, der bewerten möchte kann seine aktuell abgegebene Wertung nur nach einem komplett reload einsehen.</text:p>
      <text:p text:style-name="P8"/>
      <text:p text:style-name="P7">Damit eine Bewertung ohne submit button (also durch klick auf radiobuttoN) vollführt werden kann, muss die application.html.erb das jeweilige skript erhalten: =yield :script, im Formular wird der inhalt für yield definiert "content_for" und schließlich eine js Datei erstellt (create_rating.js) die den befehl ausführt</text:p>
      <text:p text:style-name="P7"/>
      <text:p text:style-name="P7">Durchschnittswert als grafik.</text:p>
      <text:p text:style-name="P7">Dafür müssen die objekt werte an java script übermittelt werden</text:p>
      <text:p text:style-name="P32">&lt;script type="application/javascript"&gt;</text:p>
      <text:p text:style-name="P49"><text:tab/><text:span text:style-name="T25">var </text:span>average = &lt;%= @game.ratings.average(:value) %&gt;;</text:p>
      <text:p text:style-name="P49">&lt;/script&gt;</text:p>
      <text:p text:style-name="P50">Aufruf von "average" in JS</text:p>
      <text:p text:style-name="P49"><text:span text:style-name="T25">var </text:span>avg_width = (average/5)*200;</text:p>
      <text:p text:style-name="P47"/>
      <text:p text:style-name="P47">$(".rating_filled").css("width", avg_width);</text:p>
      <text:p text:style-name="P47"/>
      <text:p text:style-name="P51">beim ajax post werden nur die werte der ratings aktualisiert, nicht aber der grafische wertungsbalken. Das liegt daran, dass die breite in der javascript datei definiert ist und von ajax unberührt bleibt.</text:p>
      <text:p text:style-name="P7">______________________________________________________</text:p>
      <text:p text:style-name="P8"/>
      <text:p text:style-name="P4">Reviews</text:p>
      <text:p text:style-name="P7">Erstellung des Reviewmodels mit zusatz index auf die user_id und Created_at</text:p>
      <text:p text:style-name="P11"/>
      <text:p text:style-name="P7">user_id sollte nicht accessible sein, sondern natürlich eine interne beziehung zum user model aufweisen</text:p>
      <text:p text:style-name="P7"><text:soft-page-break/></text:p>
      <text:p text:style-name="P12"><text:span text:style-name="T5">in der application.rb muss die Zeile </text:span><text:span text:style-name="T7"><text:s text:c="4"/>config.active_record.whitelist_attributes = true </text:span><text:span text:style-name="T8">aktiviert werden, damit unzulässige massen zuweisung von rails aufgefangen wird (siehe kapitel 10.6)</text:span></text:p>
      <text:p text:style-name="P26"/>
      <text:p text:style-name="P26"/>
      <text:p text:style-name="P9">mittels "dependent: :destroy" definieren, dass beim löschen eines users automatisch auch dessen reviews gelöscht werden</text:p>
      <text:p text:style-name="P9"/>
      <text:p text:style-name="P7">Zeichenkette für review minimum 255</text:p>
      <text:p text:style-name="P9"/>
      <text:p text:style-name="P7"/>
      <text:p text:style-name="P7">Bei der pagination muss siesesmal der objektname "render @reviews" mitangegeben werden, da hier nun auf objekte eines anderen models zugegriffen wird. Innerhalb des users controller user auszugeben würde keine explizite objektangabe benötigen</text:p>
      <text:p text:style-name="P7"/>
      <text:p text:style-name="P7">reviews controller und "_review"-partial für das listing des render befehls</text:p>
      <text:p text:style-name="P7"/>
      <text:p text:style-name="P7">Befehl zur Review ausgabe im usercontroller mit "@reviews =..."</text:p>
      <text:p text:style-name="P7">und in der show methode des gamecontrollers</text:p>
      <text:p text:style-name="P7"/>
      <text:p text:style-name="P7">Refactoring von "@objekt_name in f.object" in den Forms</text:p>
      <text:p text:style-name="P7">review_form-partial in misc und render befehl in games/show</text:p>
      <text:p text:style-name="P7"/>
      <text:p text:style-name="P8">Review#show muss noch vernünftig geroutet werden</text:p>
      <text:p text:style-name="P7"/>
      <text:p text:style-name="P8">ein Review darf explizit nur zu einer url gehören. zB. Das Review mit der ID 3 zum Spiel mit der ID 2 darf nur abrufbar sein unter: "games/2/reviews/3"</text:p>
      <text:p text:style-name="P8">Das Review Model braucht neben der user_id auch eine game_id -&gt; add column migration....rails g migration AddGame_IdToReviews game_id:integer</text:p>
      <text:p text:style-name="P8"/>
      <text:p text:style-name="P8">funktioniert bisher nicht, da nachwievor das rievew auf der spieleseite landet, dessen id mit der des users übereinstimmt. Deswegen braucht das review model eine game_id, die jedoch beim übertragen einen nil-object error ergibt.</text:p>
      <text:p text:style-name="P8">Evtl die indizes des models auffrischen?</text:p>
      <text:p text:style-name="P10">Nested resources!!</text:p>
      <text:p text:style-name="P10">Anpassung der Pfade und des review controllers</text:p>
      <text:p text:style-name="P14"><text:span text:style-name="T5">Damit endgültig die reivews zum richtigen spiel erscheinen muss im game model unter der feed methode stehen </text:span><text:span text:style-name="T15"><text:s text:c="4"/></text:span><text:span text:style-name="T26">Review</text:span><text:span text:style-name="T15">.where(</text:span><text:span text:style-name="T18">"game_id = ?"</text:span><text:span text:style-name="T15">, id) anstelle von user_id</text:span></text:p>
      <text:p text:style-name="P7">Eine entsprechende Methode für user_id braucht das user model, damit alle reviews im user profil angezeigt werden können</text:p>
      <text:p text:style-name="P8"/>
      <text:p text:style-name="P8"/>
      <text:p text:style-name="P8"/>
      <text:p text:style-name="P8">Reviews können gelöscht werden, aber jweils nur einmal?</text:p>
      <text:p text:style-name="P8"/>
      <text:p text:style-name="P7">Die Review Area in der game#show sieht anders aus, als im user#show, daher müssen 2 verschiedene partials für eine review anzeige her. Dabei müssen die <text:soft-page-break/>objektvariablen im partial genauso heißen wie das partial selber</text:p>
      <text:p text:style-name="P39"/>
      <text:p text:style-name="P8"/>
      <text:p text:style-name="P19">Hinzufügen von Spieletiteln in das Userprofil</text:p>
      <text:p text:style-name="P19"/>
      <text:p text:style-name="P16">Da ein User sowohl Titel in die öffentliche Datenbank eintragen kann und zusätzlich selbige in eine persönliche Liste hinzufügen kann, ist ein Model "gamerelation" nötig, dass die hinzugefügten Titel in einer persönlichen Liste speichert.</text:p>
      <text:p text:style-name="P16"/>
      <text:p text:style-name="P21"/>
      <text:p text:style-name="P21"/>
      <text:p text:style-name="P21">hinzufügen von Indizes</text:p>
      <text:p text:style-name="P21"/>
      <text:p text:style-name="P21">followed_id = wem folge ich? Was habe ich geadded (get game_id) =</text:p>
      <text:p text:style-name="P21">follower_id = wer folgt mir? Wer hat das geadded (get user_id) =</text:p>
      <text:p text:style-name="P32"><text:s text:c="4"/>add_index :gamerelations, :follower_id</text:p>
      <text:p text:style-name="P47"><text:s text:c="4"/>add_index :gamerelations, :followed_id</text:p>
      <text:p text:style-name="P47"><text:s text:c="4"/>add_index :gamerelations, [:follower_id, :followed_id], unique: true</text:p>
      <text:p text:style-name="P47"/>
      <text:p text:style-name="P45"/>
      <text:p text:style-name="P21">Methoden "following?" und "follow!" mit "some_game" als eingabeparameter</text:p>
      <text:p text:style-name="P21"/>
      <text:p text:style-name="P21">Um das Zweifache Kreieren derselben Datenbank zu vermeiden (wegen der umgekehrten beziehung game/user und user/game) wird die reversemethode angewandt. "class_name" dient hierbei für die explizite Verwendung der klasse "gamerelation", da es keine "reverse_gamerelation" klasse gibt</text:p>
      <text:p text:style-name="P21"/>
      <text:p text:style-name="P21">Bezeihungen im user und Relation model über through und source</text:p>
      <text:p text:style-name="P21">Das User modell hat die beziehungen zur gamerelation mit der followed_id und das Game modell die invertierte Tabelle (reverse) mit follower_id</text:p>
      <text:p text:style-name="P21"/>
      <text:p text:style-name="P21">Richtige verwendung von Link Methoden in den views, routes und controllern</text:p>
      <text:p text:style-name="P21"/>
      <text:p text:style-name="P22">pagination von liste der Spielowner oder "spiele im besitz" funktioniert noch nicht "&lt;%= will_paginate"</text:p>
      <text:p text:style-name="P25">nach "will paginate" fehlte der objektname, also "&lt;%= will_paginate @users"</text:p>
      <text:p text:style-name="P22"/>
      <text:p text:style-name="P21">ajaxifizierung:</text:p>
      <text:p text:style-name="P21">form_for benötigt das "remote:true" attribut</text:p>
      <text:p text:style-name="P22"/>
      <text:p text:style-name="P40">Refactoring und Textverwaltung</text:p>
      <text:p text:style-name="P21"/>
      <text:p text:style-name="P21">Searchfeld Aufruf nun im header</text:p>
      <text:p text:style-name="P21"/>
      <text:p text:style-name="P13"><text:span text:style-name="T9">Anpassung der Suchergebnisse...nur Jahreszahl mit hilfe </text:span><text:span text:style-name="T10">"</text:span><text:span text:style-name="T14">game.release.strftime(</text:span><text:span text:style-name="T17">"%Y"</text:span><text:span text:style-name="T14">)"</text:span></text:p>
      <text:p text:style-name="P21"/>
      <text:p text:style-name="P24">Versuch mehrere objekt daten in einen link tag zu packen, soll heißen mehr eingabeparameter in die link_to methode</text:p>
      <text:p text:style-name="P21"><text:soft-page-break/></text:p>
      <text:p text:style-name="P22">Für exklusive darstellung der Besitzdaten im game#show in der sidebar muss im View die Kondition "if @game.present?" gegeben sein...ergibt jedoch routing error bei games#new...</text:p>
      <text:p text:style-name="P25">Nutze "yield(:sidebar) und "content_for" für individuelle Ansicht</text:p>
      <text:p text:style-name="P28"/>
      <text:p text:style-name="P29">Layout</text:p>
      <text:p text:style-name="P21">Grobes Layout in Illustrator</text:p>
      <text:p text:style-name="P21"/>
      <text:p text:style-name="P21">Anpassung des Looks mit Bootstrap und sass beginnend beim home view</text:p>
      <text:p text:style-name="P21"/>
      <text:p text:style-name="P21">Für den "ebmoss" Effekt der Grenzlinie zwischen main container und sidebar muss javascript angewandt werden. Das outline property lässt sich nicht auf eine seite beschränken und border-image ist zu aufwendig, bzw für individuellere Looks gedacht.</text:p>
      <text:p text:style-name="P21">Daher wird mittels jQuery der höhe der sidebar die höhe des maincontainers übergeben</text:p>
      <text:p text:style-name="P21"/>
      <text:p text:style-name="P21">Für background image den image-helper tag verwenden und separat "background-repeat" properties einset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Adobe Song Std L" svg:font-family="'Adobe Song Std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8H46M6S</meta:editing-duration>
    <meta:editing-cycles>198</meta:editing-cycles>
    <meta:generator>OpenOffice.org/3.4.1$Win32 OpenOffice.org_project/341m1$Build-9593</meta:generator>
    <dc:date>2013-06-04T15:27:22.25</dc:date>
    <meta:document-statistic meta:table-count="0" meta:image-count="0" meta:object-count="0" meta:page-count="9" meta:paragraph-count="186" meta:word-count="2221" meta:character-count="16476"/>
    <meta:user-defined meta:name="Info 1"/>
    <meta:user-defined meta:name="Info 2"/>
    <meta:user-defined meta:name="Info 3"/>
    <meta:user-defined meta:name="Info 4"/>
  </office:meta>
</office:document-meta>
</file>